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Standard/dialog-lb.xml" manifest:media-type="text/xml"/>
  <manifest:file-entry manifest:full-path="Dialogs/Standard/ListTest.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24pt" officeooo:rsid="00bb3680" officeooo:paragraph-rsid="00bb3680" style:font-size-asian="24pt" style:font-size-complex="24pt"/>
    </style:style>
    <style:style style:name="P2" style:family="paragraph" style:parent-style-name="Standard">
      <style:text-properties style:font-name="Liberation Sans" fo:font-size="24pt" officeooo:rsid="00bd0cd3" officeooo:paragraph-rsid="00bd0cd3" style:font-size-asian="24pt" style:font-size-complex="24pt"/>
    </style:style>
    <style:style style:name="P3" style:family="paragraph" style:parent-style-name="Standard">
      <style:text-properties style:font-name="Liberation Sans" fo:font-size="24pt" officeooo:rsid="00be48ff" officeooo:paragraph-rsid="00bd0cd3" style:font-size-asian="24pt" style:font-size-complex="24pt"/>
    </style:style>
    <style:style style:name="P4" style:family="paragraph" style:parent-style-name="Standard">
      <style:text-properties style:font-name="Liberation Sans" fo:font-size="24pt" officeooo:rsid="00be48ff" officeooo:paragraph-rsid="00be48ff" style:font-size-asian="24pt" style:font-size-complex="24pt"/>
    </style:style>
    <style:style style:name="T1" style:family="text">
      <style:text-properties officeooo:rsid="00bc76eb" fo:background-color="#ffff00" loext:char-shading-value="0"/>
    </style:style>
    <style:style style:name="T2" style:family="text">
      <style:text-properties officeooo:rsid="00bc76eb"/>
    </style:style>
    <style:style style:name="T3" style:family="text">
      <style:text-properties officeooo:rsid="00bc76eb" fo:background-color="#ff6600" loext:char-shading-value="0"/>
    </style:style>
    <style:style style:name="T4" style:family="text">
      <style:text-properties officeooo:rsid="00bc76eb" fo:background-color="#66ff66" loext:char-shading-value="0"/>
    </style:style>
    <style:style style:name="T5" style:family="text">
      <style:text-properties officeooo:rsid="00bf4131"/>
    </style:style>
    <style:style style:name="T6" style:family="text">
      <style:text-properties fo:background-color="#0066ff" loext:char-shading-value="0"/>
    </style:style>
    <style:style style:name="T7" style:family="text">
      <style:text-properties officeooo:rsid="00bf4131" fo:background-color="#0066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What a pity that Bilbo did not </text:span><text:span text:style-name="T1">stab</text:span><text:span text:style-name="T2"> that vile creature, when he had a chance!’ ‘Pity? It was Pity that stayed his hand. Pity, and Mercy: not to </text:span><text:span text:style-name="T3">strike</text:span><text:span text:style-name="T2"> without need. And he has been </text:span><text:span text:style-name="T4">well</text:span><text:span text:style-name="T2"> rewarded, Frodo. Be sure that he took so little hurt from the evil, and escaped in the </text:span><text:span text:style-name="T3">end</text:span><text:span text:style-name="T2">, because he began his ownership of the Ring so. With Pity.’ ‘I am sorry,’ said Frodo. ‘But I am frightened; and I do not feel any pity for Gollum.’ ‘You have not seen him,’ Gandalf broke in. ‘No, and I don’t want to,’ said Frodo. ‘... He deserves death.’ ‘Deserves it! I daresay he does. Many that </text:span><text:span text:style-name="T1">live</text:span><text:span text:style-name="T2"> deserve <text:s/>death. And some that </text:span><text:span text:style-name="T4">die</text:span><text:span text:style-name="T2"> deserve life. Can you give it to them? Then do not be too eager to </text:span><text:span text:style-name="T4">deal</text:span><text:span text:style-name="T2"> out </text:span><text:span text:style-name="T3">death</text:span><text:span text:style-name="T2"> in judgement. For </text:span><text:span text:style-name="T3">even</text:span><text:span text:style-name="T2"> the very wise cannot see all ends.</text:span></text:p>
      <text:p text:style-name="P2"/>
      <text:p text:style-name="P2">Tolkien, J.R.R.. The Fellowship of the Ring: Being the First Part of The Lord of the Rings (p. 59). Houghton Mifflin Harcourt. Kindle Edition. </text:p>
      <text:p text:style-name="P2"/>
      <text:p text:style-name="P3"/>
      <text:p text:style-name="P4"><text:soft-page-break/></text:p>
      <text:p text:style-name="P4"/>
      <text:p text:style-name="P4"/>
      <text:p text:style-name="P4">I play <text:span text:style-name="T6">bass</text:span> in a jazz band; <text:span text:style-name="T5">I like deep voices</text:span>.</text:p>
      <text:p text:style-name="P4"/>
      <text:p text:style-name="P4"><text:span text:style-name="T5">I like to fish; I mostly catch </text:span><text:span text:style-name="T7">bass</text:span><text:span text:style-name="T5"> when I 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3:13:26.962685164</meta:creation-date>
    <meta:generator>LibreOffice/5.0.5.2$Linux_X86_64 LibreOffice_project/00m0$Build-2</meta:generator>
    <dc:date>2016-10-30T20:14:09.094901014</dc:date>
    <meta:editing-duration>P1DT17H20M12S</meta:editing-duration>
    <meta:editing-cycles>190</meta:editing-cycles>
    <meta:document-statistic meta:table-count="0" meta:image-count="0" meta:object-count="0" meta:page-count="2" meta:paragraph-count="4" meta:word-count="194" meta:character-count="989" meta:non-whitespace-character-count="797"/>
  </office:meta>
</office:document-meta>
</file>

<file path=Basic/Standard/Module1.xml><?xml version="1.0" encoding="utf-8"?>
<!DOCTYPE module  PUBLIC '-//OpenOffice.org//DTD OfficeDocument 1.0//EN'  'module.dtd'>
<script:module xmlns:script="http://openoffice.org/2000/script" script:name="Module1" script:language="StarBasic">REM  *****  BASIC  *****
Sub Main
	Dim sSelectedString as String
	sSelectedString = "DEFAULT"
	Dim oVC as Variant
	oVC = ThisComponent.getCurrentController.getViewCursor
	Dim oWC as Variant
	oWC = oVC.getText.createTextCursorByRange(oVC)
	oWC.gotoStartOfWord(False)
	oWC.gotoEndOfWord(True)

	Dim target as String
	Dim leftSide as String
	Dim rightSide as String
	Dim leftCursorCopy as Variant
	Dim rightCursorCopy as Variant
	Dim leftContext as String
	Dim rightContext as String

	Dim oCASS as object
	oCASS = createUnoService("edu.slu.locass.LOCASS")
	
REM Grabbing contexts and target
	leftCursorCopy = oVC.getText.createTextCursorByRange(oVC)
	rightCursorCopy = oVC.getText.createTextCursorByRange(oVC)
	target = oWC.String
	leftCursorCopy.gotoStartOfWord(False)
	leftCursorCopy.gotoStartOfSentence(True)
	rightCursorCopy.gotoEndOfWord(False)
	rightCursorCopy.gotoEndOfSentence(True)
	leftContext = leftCursorCopy.String
	rightContext = rightCursorCopy.String
	
REM	MsgBox("Left Context:   " + leftContext + ", Target:   " + target + ", Right Context:   " + rightContext)
	
	sSelectedString = oCASS.getSynonyms(leftContext, oWC.String, rightContext, "English", "Lesk")
	oWC.String = sSelectedStri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04" dlg:top="115" dlg:width="175" dlg:height="146" dlg:closeable="true" dlg:moveable="true">
  <dlg:bulletinboard>
    <dlg:filecontrol dlg:id="FileControl1" dlg:tab-index="0" dlg:left="20" dlg:top="67" dlg:width="133" dlg:height="16"/>
    <dlg:button dlg:id="CommandButton1" dlg:tab-index="1" dlg:left="13" dlg:top="111" dlg:width="31" dlg:height="12" dlg:value="&lt;&lt; Back"/>
    <dlg:button dlg:id="CommandButton2" dlg:tab-index="2" dlg:left="44" dlg:top="111" dlg:width="32" dlg:height="12" dlg:value="Next &gt;&gt;"/>
    <dlg:button dlg:id="CommandButton3" dlg:tab-index="3" dlg:left="97" dlg:top="111" dlg:width="32" dlg:height="12" dlg:value="Finish">
      <script:event script:event-name="on-performaction" script:macro-name="vnd.sun.star.script:Standard.Module1.FinishGraphicsDialog?language=Basic&amp;location=document" script:language="Script"/>
    </dlg:button>
    <dlg:button dlg:id="CommandButton4" dlg:tab-index="4" dlg:left="129" dlg:top="111" dlg:width="32" dlg:height="12" dlg:value="Cancel">
      <script:event script:event-name="on-performaction" script:macro-name="vnd.sun.star.script:Standard.Module1.CancelGraphicsDialog?language=Basic&amp;location=document" script:language="Script"/>
    </dlg:button>
    <dlg:text dlg:id="Label1" dlg:tab-index="5" dlg:left="12" dlg:top="13" dlg:width="68" dlg:height="10" dlg:value="Select Graphics File:"/>
    <dlg:radiogroup>
      <dlg:radio dlg:id="OptionButton1" dlg:tab-index="6" dlg:left="58" dlg:top="-27" dlg:width="0" dlg:height="22" dlg:value="OptionButton1"/>
    </dlg:radiogroup>
  </dlg:bulletinboard>
</dlg:window>
</file>

<file path=Dialogs/Standard/ListTest.xml><?xml version="1.0" encoding="utf-8"?>
<!DOCTYPE window  PUBLIC '-//OpenOffice.org//DTD OfficeDocument 1.0//EN'  'dialog.dtd'>
<dlg:window xmlns:dlg="http://openoffice.org/2000/dialog" xmlns:script="http://openoffice.org/2000/script" dlg:id="ListTest" dlg:left="122" dlg:top="236" dlg:width="92" dlg:height="163" dlg:closeable="true" dlg:moveable="true">
  <dlg:styles>
    <dlg:style dlg:style-id="0" dlg:border="none"/>
  </dlg:styles>
  <dlg:bulletinboard>
    <dlg:button dlg:id="CommandButton2" dlg:tab-index="1" dlg:left="48" dlg:top="143" dlg:width="40" dlg:height="18" dlg:value="Select">
      <script:event script:event-name="on-performaction" script:macro-name="vnd.sun.star.script:Standard.Module1.FinishGraphicsDialog?language=Basic&amp;location=document" script:language="Script"/>
    </dlg:button>
    <dlg:button dlg:id="Cancel" dlg:tab-index="0" dlg:left="2" dlg:top="143" dlg:width="40" dlg:height="18" dlg:value="Cancel">
      <script:event script:event-name="on-performaction" script:macro-name="vnd.sun.star.script:Standard.Module1.CancelGraphicsDialog?language=Basic&amp;location=document" script:language="Script"/>
    </dlg:button>
    <dlg:button dlg:id="CommandButton1" dlg:tab-index="2" dlg:left="24" dlg:top="153" dlg:width="2" dlg:height="0" dlg:value="CommandButton1"/>
    <dlg:combobox dlg:id="ComboBox1" dlg:tab-index="3" dlg:left="60" dlg:top="63" dlg:width="4" dlg:height="0" dlg:spin="true"/>
    <dlg:treecontrol dlg:style-id="0" dlg:id="TreeControl1" dlg:tab-index="4" dlg:left="0" dlg:top="5" dlg:width="91" dlg:height="132" dlg:selectiontype="single" dlg:rootdisplayed="false">
      <script:event script:event-name="on-mousedown" script:macro-name="vnd.sun.star.script:Standard.Module1.Select_selectionChanged?language=Basic&amp;location=document" script:language="Script"/>
    </dlg:treecontro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element library:name="ListTes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